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6cm" fo:min-width="3.828cm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1cm" fo:min-width="4.828cm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1cm" fo:min-width="3.1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1cm" fo:min-width="3.82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3.6999998092651pt"/>
    </style:style>
    <style:style style:name="P3" style:family="paragraph">
      <style:paragraph-properties fo:margin-left="0cm" fo:margin-right="0cm" fo:text-align="center" fo:text-indent="0cm"/>
      <style:text-properties fo:font-family="'Nimbus Mono L'" style:font-family-generic="modern" style:font-pitch="fixed" fo:font-size="9.199999809265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align="start" fo:text-indent="0cm"/>
      <style:text-properties fo:font-family="'Nimbus Mono L'" style:font-family-generic="modern" style:font-pitch="fixed" fo:font-size="9.19999980926514pt"/>
    </style:style>
    <style:style style:name="P7" style:family="paragraph">
      <style:paragraph-properties fo:margin-left="0cm" fo:margin-right="0cm" fo:text-align="start" fo:text-indent="0cm"/>
    </style:style>
    <style:style style:name="T1" style:family="text">
      <style:text-properties fo:font-size="13.6999998092651pt"/>
    </style:style>
    <style:style style:name="T2" style:family="text">
      <style:text-properties fo:font-family="'Nimbus Mono L'" style:font-family-generic="modern" style:font-pitch="fixed" fo:font-size="12pt"/>
    </style:style>
    <style:style style:name="T3" style:family="text">
      <style:text-properties fo:font-family="'Nimbus Mono L'" style:font-family-generic="modern" style:font-pitch="fixed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611cm" svg:height="1.091cm" svg:x="4.114cm" svg:y="3.189cm">
          <text:p text:style-name="P1"><text:span text:style-name="T1">TSP/ATS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11cm" svg:height="1.091cm" svg:x="14.251cm" svg:y="3.247cm">
          <text:p text:style-name="P1"><text:span text:style-name="T1">TOU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328cm" svg:height="0.717cm" svg:x="9.157cm" svg:y="3.161cm">
          <draw:text-box>
            <text:p text:style-name="P1"><text:span text:style-name="T2">solve_TSP()</text:span></text:p>
          </draw:text-box>
        </draw:frame>
        <draw:custom-shape draw:style-name="gr3" draw:text-style-name="P2" draw:layer="layout" svg:width="2.864cm" svg:height="0.778cm" svg:x="1.502cm" svg:y="0.961cm">
          <text:p text:style-name="P1"><text:span text:style-name="T1">dis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852cm" svg:height="0.817cm" svg:x="7.108cm" svg:y="0.924cm">
          <text:p text:style-name="P1"><text:span text:style-name="T1">matrix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24cm" svg:height="1.7cm" svg:x="4.979cm" svg:y="5.635cm">
          <text:p text:style-name="P1"><text:span text:style-name="T1">TSPLIB</text:span><text:span text:style-name="T1"><text:line-break/></text:span><text:span text:style-name="T1">fi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5" draw:text-style-name="P4" draw:layer="layout" svg:x1="8.197cm" svg:y1="3.856cm" svg:x2="13.778cm" svg:y2="3.856cm">
          <text:p/>
        </draw:line>
        <draw:frame draw:style-name="gr6" draw:text-style-name="P6" draw:layer="layout" svg:width="5.328cm" svg:height="1.183cm" svg:x="1.885cm" svg:y="4.452cm">
          <draw:text-box>
            <text:p text:style-name="P5"><text:span text:style-name="T2">read_TSPLIB()</text:span></text:p>
            <text:p text:style-name="P1"><text:span text:style-name="T2">write_TSPLIB()</text:span></text:p>
          </draw:text-box>
        </draw:frame>
        <draw:line draw:style-name="gr7" draw:text-style-name="P4" draw:layer="layout" svg:x1="6.005cm" svg:y1="4.442cm" svg:x2="6.005cm" svg:y2="5.585cm">
          <text:p/>
        </draw:line>
        <draw:frame draw:style-name="gr8" draw:text-style-name="P3" draw:layer="layout" svg:width="3.661cm" svg:height="1.183cm" svg:x="1.035cm" svg:y="2.002cm">
          <draw:text-box>
            <text:p text:style-name="P7"><text:span text:style-name="T3">as.dist()</text:span></text:p>
            <text:p text:style-name="P7"><text:span text:style-name="T2">TSP()/ATSP()</text:span></text:p>
          </draw:text-box>
        </draw:frame>
        <draw:frame draw:style-name="gr9" draw:text-style-name="P3" draw:layer="layout" svg:width="4.328cm" svg:height="1.183cm" svg:x="7.407cm" svg:y="2.035cm">
          <draw:text-box>
            <text:p text:style-name="P5"><text:span text:style-name="T3">as.matrix()</text:span></text:p>
            <text:p text:style-name="P1"><text:span text:style-name="T2">TSP()/ATSP()</text:span></text:p>
          </draw:text-box>
        </draw:frame>
        <draw:line draw:style-name="gr7" draw:text-style-name="P4" draw:layer="layout" svg:x1="3.117cm" svg:y1="1.776cm" svg:x2="5.087cm" svg:y2="2.919cm">
          <text:p/>
        </draw:line>
        <draw:line draw:style-name="gr7" draw:text-style-name="P4" draw:layer="layout" svg:x1="8.37cm" svg:y1="1.776cm" svg:x2="6.728cm" svg:y2="2.919cm">
          <text:p/>
        </draw:line>
        <draw:custom-shape draw:style-name="gr3" draw:text-style-name="P2" draw:layer="layout" svg:width="2.852cm" svg:height="0.817cm" svg:x="14.711cm" svg:y="0.96cm">
          <text:p text:style-name="P1"><text:span text:style-name="T1">vector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6.103cm" svg:y1="3.019cm" svg:x2="16.103cm" svg:y2="1.876cm">
          <text:p/>
        </draw:line>
        <draw:frame draw:style-name="gr2" draw:text-style-name="P6" draw:layer="layout" svg:width="4.328cm" svg:height="0.717cm" svg:x="12.957cm" svg:y="2.285cm">
          <draw:text-box>
            <text:p text:style-name="P7"><text:span text:style-name="T2">as.vector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AT" style:font-family-asian="'Nimbus Sans L'" style:font-pitch-asian="variable" style:font-size-asian="24pt" style:language-asian="none" style:country-asian="none" style:font-family-complex="'Nimbus Sans L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19cm" fo:page-height="8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990</meta:generator>
    <meta:creation-date>2006-10-06T11:33:59</meta:creation-date>
    <dc:date>2006-11-02T11:56:53</dc:date>
    <dc:language>de-AT</dc:language>
    <meta:editing-cycles>8</meta:editing-cycles>
    <meta:editing-duration>PT33M55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